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1d7b" officeooo:paragraph-rsid="00011d7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24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адал перформанс при большом колличестве пользователей на платформу, во вкладке нетворк увидел что один запрос нелит на бек 3-4 раза, <text:span text:style-name="T1">фронты починили<text:line-break/><text:line-break/></text:span><text:span text:style-name="T2">При отправки на бек информации о юзере, подтигвались все данные (хотя и половина не нужно было) , а фронт уже только нужные обрабатывал.Как я это оптимизировал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17:45:28.832210300</meta:creation-date>
    <dc:date>2025-08-08T17:51:04.689959000</dc:date>
    <meta:editing-duration>PT5M36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" meta:word-count="48" meta:character-count="313" meta:non-whitespace-character-count="265"/>
  </office:meta>
</office:document-meta>
</file>